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6.716cm" fo:min-width="4.816cm" fo:padding-top="0.142cm" fo:padding-bottom="0.142cm" fo:padding-left="0.267cm" fo:padding-right="0.267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722cm" fo:min-width="8.472cm" fo:padding-top="0.139cm" fo:padding-bottom="0.139cm" fo:padding-left="0.264cm" fo:padding-right="0.264cm"/>
    </style:style>
    <style:style style:name="gr3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fill-color="#81d41a" draw:textarea-horizontal-align="justify" draw:textarea-vertical-align="middle" draw:auto-grow-height="false" fo:min-height="0.25cm" fo:min-width="0cm"/>
    </style:style>
    <style:style style:name="gr5" style:family="graphic" style:parent-style-name="standard">
      <style:graphic-properties draw:fill-color="#b2b2b2" draw:textarea-horizontal-align="justify" draw:textarea-vertical-align="middle" draw:auto-grow-height="false" fo:min-height="0.25cm" fo:min-width="0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467cm" fo:min-width="2.072cm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5cm" fo:min-width="2.9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1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75cm" fo:min-width="1.5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525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319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637cm" fo:min-width="2.09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3cm" fo:min-width="0cm"/>
    </style:style>
    <style:style style:name="gr17" style:family="graphic" style:parent-style-name="objectwithoutfill">
      <style:graphic-properties svg:stroke-color="#ff0000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38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6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8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5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319cm" fo:min-width="0cm"/>
    </style:style>
    <style:style style:name="gr23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8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10pt"/>
    </style:style>
    <style:style style:name="P10" style:family="paragraph">
      <loext:graphic-properties draw:fill="none" draw:fill-color="#ffffff"/>
      <style:text-properties fo:font-size="8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/>
      <style:text-properties fo:font-size="8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  <style:text-properties fo:font-size="8pt"/>
    </style:style>
    <style:style style:name="P15" style:family="paragraph">
      <loext:graphic-properties draw:fill="none" draw:fill-color="#ffffff"/>
      <style:text-properties fo:color="#ff0000" fo:font-size="8pt" fo:font-weight="bold"/>
    </style:style>
    <style:style style:name="P16" style:family="paragraph">
      <loext:graphic-properties draw:fill="none" draw:fill-color="#ffffff"/>
      <style:paragraph-properties fo:text-align="start"/>
      <style:text-properties fo:font-size="8pt" style:font-size-asian="8pt" style:font-size-complex="8pt"/>
    </style:style>
    <style:style style:name="T1" style:family="text">
      <style:text-properties fo:font-size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/>
    </style:style>
    <style:style style:name="T4" style:family="text">
      <style:text-properties fo:font-size="8pt" style:font-size-asian="6pt" style:font-size-complex="6pt"/>
    </style:style>
    <style:style style:name="T5" style:family="text">
      <style:text-properties fo:color="#ff0000" fo:font-size="8pt"/>
    </style:style>
    <style:style style:name="T6" style:family="text">
      <style:text-properties fo:color="#ff0000" fo:font-size="8pt" fo:font-weight="bold" style:font-size-asian="8pt" style:font-weight-asian="bold" style:font-size-complex="8pt" style:font-weight-complex="bold"/>
    </style:style>
    <style:style style:name="T7" style:family="text">
      <style:text-properties fo:color="#ff0000" fo:font-size="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35cm" svg:height="7cm" svg:x="13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cm" svg:height="1cm" svg:x="4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cm" svg:height="1cm" svg:x="4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5cm" svg:x="11.65cm" svg:y="7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5cm" svg:x="12.3cm" svg:y="7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5cm" svg:x="10.95cm" svg:y="7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0.5cm" svg:x="12.25cm" svg:y="4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0.5cm" svg:x="11.55cm" svg:y="4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cm" svg:height="0.5cm" svg:x="9.3cm" svg:y="4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cm" svg:height="0.5cm" svg:x="8.6cm" svg:y="4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cm" svg:height="0.5cm" svg:x="7.9cm" svg:y="4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cm" svg:height="1.145cm" draw:transform="rotate (1.5707963267949) translate (14.055cm 8cm)">
          <text:p/>
          <draw:enhanced-geometry svg:viewBox="0 0 21600 21600" draw:glue-points="?f6 10800 10800 21600 ?f5 10800 10800 0" draw:text-areas="?f3 ?f3 ?f4 ?f4" draw:type="trapezoid" draw:modifiers="3656.3812062645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6" draw:layer="layout" svg:width="3.406cm" svg:height="1.205cm" svg:x="13cm" svg:y="2cm">
          <draw:text-box>
            <text:p text:style-name="P2"><text:span text:style-name="T1">Deferred Workpackage</text:span></text:p>
            <text:p text:style-name="P2"><text:span text:style-name="T1">available and timepoint</text:span></text:p>
            <text:p text:style-name="P2"><text:span text:style-name="T1">reached or exceeded?</text:span></text:p>
          </draw:text-box>
        </draw:frame>
        <draw:frame draw:style-name="gr8" draw:text-style-name="P7" draw:layer="layout" svg:width="0.947cm" svg:height="0.569cm" svg:x="13.95cm" svg:y="4.181cm">
          <draw:text-box>
            <text:p><text:span text:style-name="T2">yes</text:span></text:p>
          </draw:text-box>
        </draw:frame>
        <draw:frame draw:style-name="gr9" draw:text-style-name="P7" draw:layer="layout" svg:width="0.815cm" svg:height="0.569cm" svg:x="13.95cm" svg:y="7.181cm">
          <draw:text-box>
            <text:p><text:span text:style-name="T2">no</text:span></text:p>
          </draw:text-box>
        </draw:frame>
        <draw:line draw:style-name="gr10" draw:text-style-name="P8" draw:layer="layout" svg:x1="13cm" svg:y1="7.55cm" svg:x2="14.05cm" svg:y2="7.55cm">
          <text:p/>
        </draw:line>
        <draw:line draw:style-name="gr10" draw:text-style-name="P8" draw:layer="layout" svg:x1="13cm" svg:y1="4.5cm" svg:x2="14.05cm" svg:y2="4.5cm">
          <text:p/>
        </draw:line>
        <draw:line draw:style-name="gr10" draw:text-style-name="P8" draw:layer="layout" svg:x1="14.7cm" svg:y1="3.2cm" svg:x2="14.7cm" svg:y2="4.4cm">
          <text:p/>
        </draw:line>
        <draw:custom-shape draw:style-name="gr11" draw:text-style-name="P9" draw:layer="layout" svg:width="2cm" svg:height="1cm" svg:x="16cm" svg:y="5.5cm">
          <text:p text:style-name="P2"><text:span text:style-name="T3">Work()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15.2cm" svg:y1="6cm" svg:x2="16cm" svg:y2="6cm">
          <text:p/>
        </draw:line>
        <draw:frame draw:style-name="gr12" draw:text-style-name="P10" draw:layer="layout" svg:width="3cm" svg:height="0.887cm" svg:x="4cm" svg:y="6.113cm">
          <draw:text-box>
            <text:p><text:span text:style-name="T1">Queue for</text:span></text:p>
            <text:p><text:span text:style-name="T1">WorkPackages</text:span></text:p>
          </draw:text-box>
        </draw:frame>
        <draw:frame draw:style-name="gr12" draw:text-style-name="P10" draw:layer="layout" svg:width="4.5cm" svg:height="0.887cm" svg:x="4cm" svg:y="3.113cm">
          <draw:text-box>
            <text:p><text:span text:style-name="T1">Queue for</text:span></text:p>
            <text:p><text:span text:style-name="T1">DeferredWorkPackages</text:span></text:p>
          </draw:text-box>
        </draw:frame>
        <draw:frame draw:style-name="gr13" draw:text-style-name="P6" draw:layer="layout" svg:width="3.025cm" svg:height="1.205cm" svg:x="9.965cm" svg:y="1.863cm">
          <draw:text-box>
            <text:p text:style-name="P2"><text:span text:style-name="T1">Ready for execution</text:span></text:p>
            <text:p text:style-name="P2"><text:span text:style-name="T4">(Timepoint reached</text:span></text:p>
            <text:p text:style-name="P2"><text:span text:style-name="T4">or exceeded)</text:span></text:p>
          </draw:text-box>
        </draw:frame>
        <draw:line draw:style-name="gr10" draw:text-style-name="P8" draw:layer="layout" svg:x1="11.7cm" svg:y1="3cm" svg:x2="12.4cm" svg:y2="4.3cm">
          <text:p/>
        </draw:line>
        <draw:line draw:style-name="gr10" draw:text-style-name="P8" draw:layer="layout" svg:x1="11.1cm" svg:y1="3cm" svg:x2="10.55cm" svg:y2="4.25cm">
          <text:p/>
        </draw:line>
        <draw:line draw:style-name="gr10" draw:text-style-name="P8" draw:layer="layout" svg:x1="9.8cm" svg:y1="5.55cm" svg:x2="7cm" svg:y2="5.55cm">
          <text:p/>
        </draw:line>
        <draw:frame draw:style-name="gr14" draw:text-style-name="P10" draw:layer="layout" svg:width="3.6cm" svg:height="0.569cm" svg:x="7.45cm" svg:y="5.581cm">
          <draw:text-box>
            <text:p><text:span text:style-name="T1">Sorted by </text:span><text:span text:style-name="T5">timepoint</text:span></text:p>
          </draw:text-box>
        </draw:frame>
        <draw:frame draw:style-name="gr15" draw:text-style-name="P12" draw:layer="layout" svg:width="2.598cm" svg:height="0.887cm" svg:x="4.55cm" svg:y="5.163cm">
          <draw:text-box>
            <text:p text:style-name="P11"><text:span text:style-name="T6">Large</text:span></text:p>
            <text:p text:style-name="P11"><text:span text:style-name="T4">(far in the future)</text:span></text:p>
          </draw:text-box>
        </draw:frame>
        <draw:frame draw:style-name="gr16" draw:text-style-name="P14" draw:layer="layout" svg:width="1.7cm" svg:height="1.55cm" svg:x="11.25cm" svg:y="5cm">
          <draw:text-box>
            <text:p text:style-name="P13"><text:span text:style-name="T6">Small</text:span></text:p>
            <text:p text:style-name="P13"><text:span text:style-name="T4">(far in the</text:span></text:p>
            <text:p text:style-name="P13"><text:span text:style-name="T4">past)</text:span></text:p>
          </draw:text-box>
        </draw:frame>
        <draw:line draw:style-name="gr10" draw:text-style-name="P8" draw:layer="layout" svg:x1="10.2cm" svg:y1="5.55cm" svg:x2="11.45cm" svg:y2="5.55cm">
          <text:p/>
        </draw:line>
        <draw:custom-shape draw:style-name="gr4" draw:text-style-name="P3" draw:layer="layout" svg:width="0.5cm" svg:height="0.5cm" svg:x="10.9cm" svg:y="4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0.5cm" svg:x="10.25cm" svg:y="4.25cm">
          <text:p/>
          <draw:enhanced-geometry svg:viewBox="0 0 21600 21600" draw:type="rectangle" draw:enhanced-path="M 0 0 L 21600 0 21600 21600 0 21600 0 0 Z N"/>
        </draw:custom-shape>
        <draw:line draw:style-name="gr17" draw:text-style-name="P8" draw:layer="layout" svg:x1="10cm" svg:y1="5.65cm" svg:x2="10cm" svg:y2="3.35cm">
          <text:p/>
        </draw:line>
        <draw:line draw:style-name="gr10" draw:text-style-name="P8" draw:layer="layout" svg:x1="11.35cm" svg:y1="3cm" svg:x2="11.151cm" svg:y2="4.25cm">
          <text:p/>
        </draw:line>
        <draw:line draw:style-name="gr10" draw:text-style-name="P8" draw:layer="layout" svg:x1="11.55cm" svg:y1="3cm" svg:x2="11.823cm" svg:y2="4.25cm">
          <text:p/>
        </draw:line>
        <draw:frame draw:style-name="gr18" draw:text-style-name="P6" draw:layer="layout" svg:width="2.881cm" svg:height="1.205cm" svg:x="7.1cm" svg:y="1.9cm">
          <draw:text-box>
            <text:p text:style-name="P2"><text:span text:style-name="T1">Execution deferred</text:span></text:p>
            <text:p text:style-name="P2"><text:span text:style-name="T4">(Timepoint not</text:span></text:p>
            <text:p text:style-name="P2"><text:span text:style-name="T4">yet reached)</text:span></text:p>
          </draw:text-box>
        </draw:frame>
        <draw:custom-shape draw:style-name="gr5" draw:text-style-name="P4" draw:layer="layout" svg:width="0.5cm" svg:height="0.5cm" svg:x="7.3cm" svg:y="4.25cm">
          <text:p/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8.8cm" svg:y1="3cm" svg:x2="9.5cm" svg:y2="4.3cm">
          <text:p/>
        </draw:line>
        <draw:line draw:style-name="gr10" draw:text-style-name="P8" draw:layer="layout" svg:x1="8.2cm" svg:y1="3cm" svg:x2="7.65cm" svg:y2="4.25cm">
          <text:p/>
        </draw:line>
        <draw:line draw:style-name="gr10" draw:text-style-name="P8" draw:layer="layout" svg:x1="8.45cm" svg:y1="3cm" svg:x2="8.251cm" svg:y2="4.25cm">
          <text:p/>
        </draw:line>
        <draw:line draw:style-name="gr10" draw:text-style-name="P8" draw:layer="layout" svg:x1="8.65cm" svg:y1="3cm" svg:x2="8.923cm" svg:y2="4.25cm">
          <text:p/>
        </draw:line>
        <draw:frame draw:style-name="gr19" draw:text-style-name="P15" draw:layer="layout" svg:width="1.069cm" svg:height="0.569cm" svg:x="9.481cm" svg:y="2.85cm">
          <draw:text-box>
            <text:p><text:span text:style-name="T7">now</text:span></text:p>
          </draw:text-box>
        </draw:frame>
        <draw:frame draw:style-name="gr14" draw:text-style-name="P6" draw:layer="layout" svg:width="8.95cm" svg:height="0.569cm" svg:x="4.05cm" svg:y="7.991cm">
          <draw:text-box>
            <text:p text:style-name="P2"><text:span text:style-name="T1">Sorted by FIFO principle</text:span></text:p>
          </draw:text-box>
        </draw:frame>
        <draw:frame draw:style-name="gr20" draw:text-style-name="P16" draw:layer="layout" svg:width="1.433cm" svg:height="1.1cm" svg:x="1.8cm" svg:y="4cm">
          <draw:text-box>
            <text:p text:style-name="P13"><text:span text:style-name="T2">Add(...)</text:span></text:p>
          </draw:text-box>
        </draw:frame>
        <draw:frame draw:style-name="gr21" draw:text-style-name="P16" draw:layer="layout" svg:width="1.433cm" svg:height="1cm" svg:x="1.801cm" svg:y="7cm">
          <draw:text-box>
            <text:p text:style-name="P13"><text:span text:style-name="T2">Add(...)</text:span></text:p>
          </draw:text-box>
        </draw:frame>
        <draw:frame draw:style-name="gr22" draw:text-style-name="P16" draw:layer="layout" svg:width="4.249cm" svg:height="0.569cm" svg:x="1.801cm" svg:y="8.666cm">
          <draw:text-box>
            <text:p text:style-name="P13"><text:span text:style-name="T2">InsertAtHeadOfList(...)</text:span></text:p>
          </draw:text-box>
        </draw:frame>
        <draw:line draw:style-name="gr10" draw:text-style-name="P8" draw:layer="layout" svg:x1="3.1cm" svg:y1="4.55cm" svg:x2="4cm" svg:y2="4.55cm">
          <text:p/>
        </draw:line>
        <draw:line draw:style-name="gr10" draw:text-style-name="P8" draw:layer="layout" svg:x1="3.1cm" svg:y1="7.5cm" svg:x2="4cm" svg:y2="7.5cm">
          <text:p/>
        </draw:line>
        <draw:line draw:style-name="gr23" draw:text-style-name="P8" draw:layer="layout" svg:x1="5cm" svg:y1="9cm" svg:x2="12.35cm" svg:y2="9cm">
          <text:p/>
        </draw:line>
        <draw:line draw:style-name="gr10" draw:text-style-name="P8" draw:layer="layout" svg:x1="12.35cm" svg:y1="9cm" svg:x2="12.9cm" svg:y2="7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1T17:18:12.476413685</meta:creation-date>
    <dc:date>2019-01-13T13:19:53.674323169</dc:date>
    <meta:editing-duration>PT37M45S</meta:editing-duration>
    <meta:editing-cycles>8</meta:editing-cycles>
    <meta:generator>LibreOffice/6.1.3.2$Linux_X86_64 LibreOffice_project/10$Build-2</meta:generator>
    <meta:document-statistic meta:object-count="50"/>
  </office:meta>
</office:document-meta>
</file>